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style:rel-width="100%" table:align="left"/>
    </style:style>
    <style:style style:name="Table1.A" style:family="table-column">
      <style:table-column-properties style:column-width="8.758cm" style:rel-column-width="33760*"/>
    </style:style>
    <style:style style:name="Table1.B" style:family="table-column">
      <style:table-column-properties style:column-width="8.243cm" style:rel-column-width="31775*"/>
    </style:style>
    <style:style style:name="Table1.A1" style:family="table-cell">
      <style:table-cell-properties style:vertical-align="middle" fo:padding="0.049cm" fo:border="none"/>
    </style:style>
    <style:style style:name="P1" style:family="paragraph" style:parent-style-name="Preformatted_20_Text">
      <style:paragraph-properties fo:margin-top="0cm" fo:margin-bottom="0.499cm" loext:contextual-spacing="false"/>
    </style:style>
    <style:style style:name="P2" style:family="paragraph" style:parent-style-name="Standard">
      <style:text-properties officeooo:rsid="0008b054" officeooo:paragraph-rsid="0008b054"/>
    </style:style>
    <style:style style:name="P3" style:family="paragraph" style:parent-style-name="Standard">
      <style:text-properties fo:language="en" fo:country="ZA"/>
    </style:style>
    <style:style style:name="P4" style:family="paragraph" style:parent-style-name="Text_20_body" style:list-style-name="L1"/>
    <style:style style:name="P5" style:family="paragraph" style:parent-style-name="Text_20_body">
      <style:text-properties officeooo:rsid="0008b054" officeooo:paragraph-rsid="0008b054"/>
    </style:style>
    <style:style style:name="P6" style:family="paragraph" style:parent-style-name="Text_20_body" style:list-style-name="L1">
      <style:paragraph-properties fo:margin-top="0cm" fo:margin-bottom="0cm" loext:contextual-spacing="false"/>
    </style:style>
    <style:style style:name="T1" style:family="text">
      <style:text-properties fo:language="en" fo:country="ZA" style:language-asian="en" style:country-asian="ZA" style:language-complex="en" style:country-complex="ZA"/>
    </style:style>
    <style:style style:name="T2" style:family="text">
      <style:text-properties fo:font-weight="bol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OMFORTER MAKWEYA</text:p>
      <text:p text:style-name="P2">ASSESSMENT 10</text:p>
      <text:p text:style-name="P2"/>
      <text:p text:style-name="P2"><text:bookmark text:name="dimg_17"/></text:p>
      <text:p text:style-name="P3">Both <text:span text:style-name="T2">Functional programming</text:span> and <text:span text:style-name="T2">object</text:span>-<text:span text:style-name="T2">oriented programming</text:span> uses a different method for storing and manipulating the data. In <text:span text:style-name="T2">functional programming</text:span>, data cannot be stored in <text:span text:style-name="T2">objects</text:span> and it can only be transformed by creating functions. In <text:span text:style-name="T2">object</text:span>-<text:span text:style-name="T2">oriented programming</text:span>, data is stored in <text:span text:style-name="T2">objects.</text:span></text:p>
      <text:p text:style-name="P2"/>
      <text:p text:style-name="P5"><text:bookmark text:name="introduction"/>Polymorphism is an important concept of object-oriented programming. It simply means more than one form. That is, the same entity (method or operator or object) behaves differently in different scenarios. For example,</text:p>
      <text:p text:style-name="Text_20_body">The <text:span text:style-name="Source_20_Text">+</text:span> operator in Java is used to perform two specific functions. When it is used with numbers (integers and floating-point numbers), it performs addition.</text:p>
      <text:p text:style-name="Preformatted_20_Text"><text:span text:style-name="Source_20_Text">int a = 5;</text:span></text:p>
      <text:p text:style-name="Preformatted_20_Text"><text:span text:style-name="Source_20_Text">int b = 6;</text:span></text:p>
      <text:p text:style-name="P1"><text:span text:style-name="Source_20_Text">int sum = a + b; <text:s text:c="4"/>// <text:s/>Output = 11</text:span></text:p>
      <text:p text:style-name="Text_20_body">And when we use <text:span text:style-name="Source_20_Text">+</text:span> operator with strings, it performs string concatenation. For example,</text:p>
      <text:p text:style-name="Preformatted_20_Text"><text:span text:style-name="Source_20_Text">String firstName = "abc ";</text:span></text:p>
      <text:p text:style-name="Preformatted_20_Text"><text:span text:style-name="Source_20_Text">String lastName = "xyz";</text:span></text:p>
      <text:p text:style-name="P1"><text:span text:style-name="Source_20_Text">name = firstName + lastName; <text:s text:c="4"/>// <text:s/>Output = abc xyz</text:span></text:p>
      <text:p text:style-name="Horizontal_20_Line"/>
      <text:h text:style-name="Heading_20_2" text:outline-level="2">Types of Polymorphism</text:h>
      <text:p text:style-name="Text_20_body">In Java, Polymorphism can be divided into two types:</text:p>
      <text:list xml:id="list2519087468" text:style-name="L1">
        <text:list-item>
          <text:p text:style-name="P6">Run-time Polymorphism </text:p>
        </text:list-item>
        <text:list-item>
          <text:p text:style-name="P4">Compile-time Polymorphism </text:p>
        </text:list-item>
      </text:list>
      <text:p text:style-name="P5"><text:span text:style-name="Strong_20_Emphasis">Functional Programming vs Object Oriented Programming</text:span>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Heading">Functional Programming</text:p>
            </table:table-cell>
            <table:table-cell table:style-name="Table1.A1" office:value-type="string">
              <text:p text:style-name="Table_20_Heading">Object Oriented Programming</text:p>
            </table:table-cell>
          </table:table-row>
        </table:table-header-rows>
        <table:table-row>
          <table:table-cell table:style-name="Table1.A1" office:value-type="string">
            <text:p text:style-name="Table_20_Contents">This programming paradigm emphasizes on the use of functions where each function performs a specific task. </text:p>
          </table:table-cell>
          <table:table-cell table:style-name="Table1.A1" office:value-type="string">
            <text:p text:style-name="Table_20_Contents">This programming paradigm is based on object oriented concept. Classes are used where instance of objects are created</text:p>
          </table:table-cell>
        </table:table-row>
        <table:table-row>
          <table:table-cell table:style-name="Table1.A1" office:value-type="string">
            <text:p text:style-name="Table_20_Contents">Fundamental elements used are variables and functions.The data in the functions are immutable(cannot be changed after creation).</text:p>
          </table:table-cell>
          <table:table-cell table:style-name="Table1.A1" office:value-type="string">
            <text:p text:style-name="Table_20_Contents">Fundamental elements used are objects and methods and the data used here are mutable data.</text:p>
          </table:table-cell>
        </table:table-row>
        <table:table-row>
          <table:table-cell table:style-name="Table1.A1" office:value-type="string">
            <text:p text:style-name="Table_20_Contents">Importance is not given to data but to functions.</text:p>
          </table:table-cell>
          <table:table-cell table:style-name="Table1.A1" office:value-type="string">
            <text:p text:style-name="Table_20_Contents">Importance is given to data rather than procedures.</text:p>
          </table:table-cell>
        </table:table-row>
        <table:table-row>
          <table:table-cell table:style-name="Table1.A1" office:value-type="string">
            <text:p text:style-name="Table_20_Contents">It follows declarative programming model.</text:p>
          </table:table-cell>
          <table:table-cell table:style-name="Table1.A1" office:value-type="string">
            <text:p text:style-name="Table_20_Contents">It follows imperative programming model.</text:p>
          </table:table-cell>
        </table:table-row>
        <table:table-row>
          <table:table-cell table:style-name="Table1.A1" office:value-type="string">
            <text:p text:style-name="Table_20_Contents">It uses recursion for iteration.</text:p>
          </table:table-cell>
          <table:table-cell table:style-name="Table1.A1" office:value-type="string">
            <text:p text:style-name="Table_20_Contents">It uses loops for iteration.</text:p>
          </table:table-cell>
        </table:table-row>
        <table:table-row>
          <table:table-cell table:style-name="Table1.A1" office:value-type="string">
            <text:p text:style-name="Table_20_Contents">It is parallel programming supported.</text:p>
          </table:table-cell>
          <table:table-cell table:style-name="Table1.A1" office:value-type="string">
            <text:p text:style-name="Table_20_Contents">It does not support parallel programming.</text:p>
          </table:table-cell>
        </table:table-row>
        <table:table-row>
          <table:table-cell table:style-name="Table1.A1" office:value-type="string">
            <text:p text:style-name="Table_20_Contents">The statements in this programming paradigm does not need to follow a particular order while execution. </text:p>
          </table:table-cell>
          <table:table-cell table:style-name="Table1.A1" office:value-type="string">
            <text:p text:style-name="Table_20_Contents">The statements in this programming paradigm need to follow a order i.e., bottom up approach while execution.</text:p>
          </table:table-cell>
        </table:table-row>
        <table:table-row>
          <table:table-cell table:style-name="Table1.A1" office:value-type="string">
            <text:p text:style-name="Table_20_Contents">Does not have any access specifier.</text:p>
          </table:table-cell>
          <table:table-cell table:style-name="Table1.A1" office:value-type="string">
            <text:p text:style-name="Table_20_Contents">Has three access specifiers namely, Public, <text:soft-page-break/>Private and Protected.</text:p>
          </table:table-cell>
        </table:table-row>
        <table:table-row>
          <table:table-cell table:style-name="Table1.A1" office:value-type="string">
            <text:p text:style-name="Table_20_Contents">To add new data and functions is not so easy.</text:p>
          </table:table-cell>
          <table:table-cell table:style-name="Table1.A1" office:value-type="string">
            <text:p text:style-name="Table_20_Contents">Provides and easy way to add new data and functions.</text:p>
          </table:table-cell>
        </table:table-row>
        <table:table-row>
          <table:table-cell table:style-name="Table1.A1" office:value-type="string">
            <text:p text:style-name="Table_20_Contents">No data hiding is possible. Hence, Security is not possible.</text:p>
          </table:table-cell>
          <table:table-cell table:style-name="Table1.A1" office:value-type="string">
            <text:p text:style-name="Table_20_Contents">Provides data hiding. Hense, secured programs are possible.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Z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28T10:27:52.105702058</meta:creation-date>
    <dc:date>2020-09-28T11:10:41.395984277</dc:date>
    <meta:editing-duration>PT2M29S</meta:editing-duration>
    <meta:editing-cycles>1</meta:editing-cycles>
    <meta:document-statistic meta:table-count="1" meta:image-count="0" meta:object-count="0" meta:page-count="2" meta:paragraph-count="39" meta:word-count="383" meta:character-count="2458" meta:non-whitespace-character-count="2102"/>
    <meta:generator>LibreOffice/6.4.5.2$Linux_X86_64 LibreOffice_project/40$Build-2</meta:generator>
  </office:meta>
</office:document-meta>
</file>